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7.05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ヒラギノ角ゴ ProN W3" style:font-name-complex="Arial Unicode MS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[Xcode menu]</text:p>
          </table:table-cell>
          <table:table-cell table:number-columns-repeated="1023"/>
        </table:table-row>
        <table:table-row table:style-name="ro1">
          <table:table-cell office:value-type="string">
            <text:p>About Xcode</text:p>
          </table:table-cell>
          <table:table-cell table:number-columns-repeated="1023"/>
        </table:table-row>
        <table:table-row table:style-name="ro1">
          <table:table-cell office:value-type="string">
            <text:p>Preferences…</text:p>
          </table:table-cell>
          <table:table-cell office:value-type="string">
            <text:p>⌘,</text:p>
          </table:table-cell>
          <table:table-cell office:value-type="string">
            <text:p>Command-,</text:p>
          </table:table-cell>
          <table:table-cell table:number-columns-repeated="1021"/>
        </table:table-row>
        <table:table-row table:style-name="ro1">
          <table:table-cell office:value-type="string">
            <text:p>Hide Xcode</text:p>
          </table:table-cell>
          <table:table-cell office:value-type="string">
            <text:p>⌘H</text:p>
          </table:table-cell>
          <table:table-cell office:value-type="string">
            <text:p>Command-H</text:p>
          </table:table-cell>
          <table:table-cell table:number-columns-repeated="1021"/>
        </table:table-row>
        <table:table-row table:style-name="ro1">
          <table:table-cell office:value-type="string">
            <text:p>Hide Others</text:p>
          </table:table-cell>
          <table:table-cell office:value-type="string">
            <text:p>⌥⌘H</text:p>
          </table:table-cell>
          <table:table-cell office:value-type="string">
            <text:p>Option-Command-H</text:p>
          </table:table-cell>
          <table:table-cell table:number-columns-repeated="1021"/>
        </table:table-row>
        <table:table-row table:style-name="ro1">
          <table:table-cell office:value-type="string">
            <text:p>Show All</text:p>
          </table:table-cell>
          <table:table-cell table:number-columns-repeated="1023"/>
        </table:table-row>
        <table:table-row table:style-name="ro1">
          <table:table-cell office:value-type="string">
            <text:p>Quit Xcode</text:p>
          </table:table-cell>
          <table:table-cell office:value-type="string">
            <text:p>⌘Q</text:p>
          </table:table-cell>
          <table:table-cell office:value-type="string">
            <text:p>Command-Q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File menu]</text:p>
          </table:table-cell>
          <table:table-cell table:number-columns-repeated="1023"/>
        </table:table-row>
        <table:table-row table:style-name="ro1">
          <table:table-cell office:value-type="string">
            <text:p>New Tab</text:p>
          </table:table-cell>
          <table:table-cell office:value-type="string">
            <text:p>⌘T</text:p>
          </table:table-cell>
          <table:table-cell office:value-type="string">
            <text:p>Command-T</text:p>
          </table:table-cell>
          <table:table-cell table:number-columns-repeated="1021"/>
        </table:table-row>
        <table:table-row table:style-name="ro1">
          <table:table-cell office:value-type="string">
            <text:p>New Window</text:p>
          </table:table-cell>
          <table:table-cell table:style-name="ce1" office:value-type="string">
            <text:p>⇧⌘T</text:p>
          </table:table-cell>
          <table:table-cell office:value-type="string">
            <text:p>Shift-Command-T</text:p>
          </table:table-cell>
          <table:table-cell table:number-columns-repeated="1021"/>
        </table:table-row>
        <table:table-row table:style-name="ro1">
          <table:table-cell office:value-type="string">
            <text:p>New File… <text:s text:c="3"/>⌘N</text:p>
          </table:table-cell>
          <table:table-cell office:value-type="string">
            <text:p>Command-N</text:p>
          </table:table-cell>
          <table:table-cell table:number-columns-repeated="1022"/>
        </table:table-row>
        <table:table-row table:style-name="ro1">
          <table:table-cell office:value-type="string">
            <text:p>New Target…</text:p>
          </table:table-cell>
          <table:table-cell table:number-columns-repeated="1023"/>
        </table:table-row>
        <table:table-row table:style-name="ro1">
          <table:table-cell office:value-type="string">
            <text:p>New Project…</text:p>
          </table:table-cell>
          <table:table-cell office:value-type="string">
            <text:p>⇧⌘N</text:p>
          </table:table-cell>
          <table:table-cell office:value-type="string">
            <text:p>Shift-Command-N</text:p>
          </table:table-cell>
          <table:table-cell table:number-columns-repeated="1021"/>
        </table:table-row>
        <table:table-row table:style-name="ro1">
          <table:table-cell office:value-type="string">
            <text:p>New Workspace</text:p>
          </table:table-cell>
          <table:table-cell office:value-type="string">
            <text:p>⌃⌘N</text:p>
          </table:table-cell>
          <table:table-cell office:value-type="string">
            <text:p>Control-Command-N</text:p>
          </table:table-cell>
          <table:table-cell table:number-columns-repeated="1021"/>
        </table:table-row>
        <table:table-row table:style-name="ro1">
          <table:table-cell office:value-type="string">
            <text:p>New Group</text:p>
          </table:table-cell>
          <table:table-cell office:value-type="string">
            <text:p>⌥⌘N</text:p>
          </table:table-cell>
          <table:table-cell office:value-type="string">
            <text:p>Option-Command-N</text:p>
          </table:table-cell>
          <table:table-cell table:number-columns-repeated="1021"/>
        </table:table-row>
        <table:table-row table:style-name="ro1">
          <table:table-cell office:value-type="string">
            <text:p>New Group from Selection</text:p>
          </table:table-cell>
          <table:table-cell table:number-columns-repeated="1023"/>
        </table:table-row>
        <table:table-row table:style-name="ro1">
          <table:table-cell office:value-type="string">
            <text:p>Add Files…</text:p>
          </table:table-cell>
          <table:table-cell office:value-type="string">
            <text:p>⌥⌘A</text:p>
          </table:table-cell>
          <table:table-cell office:value-type="string">
            <text:p>Option-Command-A</text:p>
          </table:table-cell>
          <table:table-cell table:number-columns-repeated="1021"/>
        </table:table-row>
        <table:table-row table:style-name="ro1">
          <table:table-cell office:value-type="string">
            <text:p>Open…</text:p>
          </table:table-cell>
          <table:table-cell office:value-type="string">
            <text:p>⌘O</text:p>
          </table:table-cell>
          <table:table-cell office:value-type="string">
            <text:p>Command-O</text:p>
          </table:table-cell>
          <table:table-cell table:number-columns-repeated="1021"/>
        </table:table-row>
        <table:table-row table:style-name="ro1">
          <table:table-cell office:value-type="string">
            <text:p>Open Quickly…</text:p>
          </table:table-cell>
          <table:table-cell office:value-type="string">
            <text:p>⇧⌘O</text:p>
          </table:table-cell>
          <table:table-cell office:value-type="string">
            <text:p>Shift-Command-O</text:p>
          </table:table-cell>
          <table:table-cell table:number-columns-repeated="1021"/>
        </table:table-row>
        <table:table-row table:style-name="ro1">
          <table:table-cell office:value-type="string">
            <text:p>Close Window</text:p>
          </table:table-cell>
          <table:table-cell office:value-type="string">
            <text:p>⌘W</text:p>
          </table:table-cell>
          <table:table-cell office:value-type="string">
            <text:p>Command-W</text:p>
          </table:table-cell>
          <table:table-cell table:number-columns-repeated="1021"/>
        </table:table-row>
        <table:table-row table:style-name="ro1">
          <table:table-cell office:value-type="string">
            <text:p>Close All Windows</text:p>
          </table:table-cell>
          <table:table-cell office:value-type="string">
            <text:p>⌥⌘W</text:p>
          </table:table-cell>
          <table:table-cell office:value-type="string">
            <text:p>Option-Command-W</text:p>
          </table:table-cell>
          <table:table-cell table:number-columns-repeated="1021"/>
        </table:table-row>
        <table:table-row table:style-name="ro1">
          <table:table-cell office:value-type="string">
            <text:p>Close Tab</text:p>
          </table:table-cell>
          <table:table-cell office:value-type="string">
            <text:p>⇧⌘W</text:p>
          </table:table-cell>
          <table:table-cell office:value-type="string">
            <text:p>Shift-Command-W</text:p>
          </table:table-cell>
          <table:table-cell table:number-columns-repeated="1021"/>
        </table:table-row>
        <table:table-row table:style-name="ro1">
          <table:table-cell office:value-type="string">
            <text:p>Close Other Tabs</text:p>
          </table:table-cell>
          <table:table-cell office:value-type="string">
            <text:p>⌥⇧⌘W</text:p>
          </table:table-cell>
          <table:table-cell office:value-type="string">
            <text:p>Option-Shift-Command-W</text:p>
          </table:table-cell>
          <table:table-cell table:number-columns-repeated="1021"/>
        </table:table-row>
        <table:table-row table:style-name="ro1">
          <table:table-cell office:value-type="string">
            <text:p>Close Document</text:p>
          </table:table-cell>
          <table:table-cell office:value-type="string">
            <text:p>⌃⌘W</text:p>
          </table:table-cell>
          <table:table-cell office:value-type="string">
            <text:p>Control-Command-W</text:p>
          </table:table-cell>
          <table:table-cell table:number-columns-repeated="1021"/>
        </table:table-row>
        <table:table-row table:style-name="ro1">
          <table:table-cell office:value-type="string">
            <text:p>Close Workspace</text:p>
          </table:table-cell>
          <table:table-cell table:number-columns-repeated="1023"/>
        </table:table-row>
        <table:table-row table:style-name="ro1">
          <table:table-cell office:value-type="string">
            <text:p>Save</text:p>
          </table:table-cell>
          <table:table-cell office:value-type="string">
            <text:p>⌘S</text:p>
          </table:table-cell>
          <table:table-cell office:value-type="string">
            <text:p>Command-S</text:p>
          </table:table-cell>
          <table:table-cell table:number-columns-repeated="1021"/>
        </table:table-row>
        <table:table-row table:style-name="ro1">
          <table:table-cell office:value-type="string">
            <text:p>Save All</text:p>
          </table:table-cell>
          <table:table-cell office:value-type="string">
            <text:p>⌥⌘S</text:p>
          </table:table-cell>
          <table:table-cell office:value-type="string">
            <text:p>Option-Command-S</text:p>
          </table:table-cell>
          <table:table-cell table:number-columns-repeated="1021"/>
        </table:table-row>
        <table:table-row table:style-name="ro1">
          <table:table-cell office:value-type="string">
            <text:p>Save Multiple…</text:p>
          </table:table-cell>
          <table:table-cell office:value-type="string">
            <text:p>⌥⇧⌘S</text:p>
          </table:table-cell>
          <table:table-cell office:value-type="string">
            <text:p>Option-Shift-Command-S</text:p>
          </table:table-cell>
          <table:table-cell table:number-columns-repeated="1021"/>
        </table:table-row>
        <table:table-row table:style-name="ro1">
          <table:table-cell office:value-type="string">
            <text:p>Save As…</text:p>
          </table:table-cell>
          <table:table-cell office:value-type="string">
            <text:p>⇧⌘S</text:p>
          </table:table-cell>
          <table:table-cell office:value-type="string">
            <text:p>Shift-Command-S</text:p>
          </table:table-cell>
          <table:table-cell table:number-columns-repeated="1021"/>
        </table:table-row>
        <table:table-row table:style-name="ro1">
          <table:table-cell office:value-type="string">
            <text:p>Revert…</text:p>
          </table:table-cell>
          <table:table-cell table:number-columns-repeated="1023"/>
        </table:table-row>
        <table:table-row table:style-name="ro1">
          <table:table-cell office:value-type="string">
            <text:p>Unlock…</text:p>
          </table:table-cell>
          <table:table-cell table:number-columns-repeated="1023"/>
        </table:table-row>
        <table:table-row table:style-name="ro1">
          <table:table-cell office:value-type="string">
            <text:p>Show in Finder</text:p>
          </table:table-cell>
          <table:table-cell table:number-columns-repeated="1023"/>
        </table:table-row>
        <table:table-row table:style-name="ro1">
          <table:table-cell office:value-type="string">
            <text:p>Open with External Editor</text:p>
          </table:table-cell>
          <table:table-cell table:number-columns-repeated="1023"/>
        </table:table-row>
        <table:table-row table:style-name="ro1">
          <table:table-cell office:value-type="string">
            <text:p>Workspace Settings…</text:p>
          </table:table-cell>
          <table:table-cell table:number-columns-repeated="1023"/>
        </table:table-row>
        <table:table-row table:style-name="ro1">
          <table:table-cell office:value-type="string">
            <text:p>Commit…</text:p>
          </table:table-cell>
          <table:table-cell office:value-type="string">
            <text:p>⌥⌘C</text:p>
          </table:table-cell>
          <table:table-cell office:value-type="string">
            <text:p>Option-Command-C</text:p>
          </table:table-cell>
          <table:table-cell table:number-columns-repeated="1021"/>
        </table:table-row>
        <table:table-row table:style-name="ro1">
          <table:table-cell office:value-type="string">
            <text:p>Update…</text:p>
          </table:table-cell>
          <table:table-cell office:value-type="string">
            <text:p>⌥⌘X</text:p>
          </table:table-cell>
          <table:table-cell office:value-type="string">
            <text:p>Option-Command-X</text:p>
          </table:table-cell>
          <table:table-cell table:number-columns-repeated="1021"/>
        </table:table-row>
        <table:table-row table:style-name="ro1">
          <table:table-cell office:value-type="string">
            <text:p>Update All</text:p>
          </table:table-cell>
          <table:table-cell office:value-type="string">
            <text:p>⌃⌥⌘X</text:p>
          </table:table-cell>
          <table:table-cell office:value-type="string">
            <text:p>Control-Option-Command-X</text:p>
          </table:table-cell>
          <table:table-cell table:number-columns-repeated="1021"/>
        </table:table-row>
        <table:table-row table:style-name="ro1">
          <table:table-cell office:value-type="string">
            <text:p>Merge…</text:p>
          </table:table-cell>
          <table:table-cell table:number-columns-repeated="1023"/>
        </table:table-row>
        <table:table-row table:style-name="ro1">
          <table:table-cell office:value-type="string">
            <text:p>Discard Changes…</text:p>
          </table:table-cell>
          <table:table-cell table:number-columns-repeated="1023"/>
        </table:table-row>
        <table:table-row table:style-name="ro1">
          <table:table-cell office:value-type="string">
            <text:p>Add</text:p>
          </table:table-cell>
          <table:table-cell table:number-columns-repeated="1023"/>
        </table:table-row>
        <table:table-row table:style-name="ro1">
          <table:table-cell office:value-type="string">
            <text:p>Ignore</text:p>
          </table:table-cell>
          <table:table-cell table:number-columns-repeated="1023"/>
        </table:table-row>
        <table:table-row table:style-name="ro1">
          <table:table-cell office:value-type="string">
            <text:p>Mark as Resolved</text:p>
          </table:table-cell>
          <table:table-cell table:number-columns-repeated="1023"/>
        </table:table-row>
        <table:table-row table:style-name="ro1">
          <table:table-cell office:value-type="string">
            <text:p>Refresh Status</text:p>
          </table:table-cell>
          <table:table-cell table:number-columns-repeated="1023"/>
        </table:table-row>
        <table:table-row table:style-name="ro1">
          <table:table-cell office:value-type="string">
            <text:p>Show Repository Status</text:p>
          </table:table-cell>
          <table:table-cell table:number-columns-repeated="1023"/>
        </table:table-row>
        <table:table-row table:style-name="ro1">
          <table:table-cell office:value-type="string">
            <text:p>Repositories…</text:p>
          </table:table-cell>
          <table:table-cell table:number-columns-repeated="1023"/>
        </table:table-row>
        <table:table-row table:style-name="ro1">
          <table:table-cell office:value-type="string">
            <text:p>Create Snapshot…</text:p>
          </table:table-cell>
          <table:table-cell office:value-type="string">
            <text:p>⌃⌘S</text:p>
          </table:table-cell>
          <table:table-cell office:value-type="string">
            <text:p>Control-Command-S</text:p>
          </table:table-cell>
          <table:table-cell table:number-columns-repeated="1021"/>
        </table:table-row>
        <table:table-row table:style-name="ro1">
          <table:table-cell office:value-type="string">
            <text:p>Page Setup…</text:p>
          </table:table-cell>
          <table:table-cell office:value-type="string">
            <text:p>⇧⌘P</text:p>
          </table:table-cell>
          <table:table-cell office:value-type="string">
            <text:p>Shift-Command-P</text:p>
          </table:table-cell>
          <table:table-cell table:number-columns-repeated="1021"/>
        </table:table-row>
        <table:table-row table:style-name="ro1">
          <table:table-cell office:value-type="string">
            <text:p>Print…</text:p>
          </table:table-cell>
          <table:table-cell office:value-type="string">
            <text:p>⌘P</text:p>
          </table:table-cell>
          <table:table-cell office:value-type="string">
            <text:p>Command-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Edit menu]</text:p>
          </table:table-cell>
          <table:table-cell table:number-columns-repeated="1023"/>
        </table:table-row>
        <table:table-row table:style-name="ro1">
          <table:table-cell office:value-type="string">
            <text:p>Undo</text:p>
          </table:table-cell>
          <table:table-cell office:value-type="string">
            <text:p>⌘Z</text:p>
          </table:table-cell>
          <table:table-cell office:value-type="string">
            <text:p>Command-Z</text:p>
          </table:table-cell>
          <table:table-cell table:number-columns-repeated="1021"/>
        </table:table-row>
        <table:table-row table:style-name="ro1">
          <table:table-cell office:value-type="string">
            <text:p>Redo</text:p>
          </table:table-cell>
          <table:table-cell office:value-type="string">
            <text:p>⇧⌘Z</text:p>
          </table:table-cell>
          <table:table-cell office:value-type="string">
            <text:p>Shift-Command-Z</text:p>
          </table:table-cell>
          <table:table-cell table:number-columns-repeated="1021"/>
        </table:table-row>
        <table:table-row table:style-name="ro1">
          <table:table-cell office:value-type="string">
            <text:p>Cut</text:p>
          </table:table-cell>
          <table:table-cell office:value-type="string">
            <text:p>⌘X</text:p>
          </table:table-cell>
          <table:table-cell office:value-type="string">
            <text:p>Command-X</text:p>
          </table:table-cell>
          <table:table-cell table:number-columns-repeated="1021"/>
        </table:table-row>
        <table:table-row table:style-name="ro1">
          <table:table-cell office:value-type="string">
            <text:p>Copy</text:p>
          </table:table-cell>
          <table:table-cell office:value-type="string">
            <text:p>⌘C</text:p>
          </table:table-cell>
          <table:table-cell office:value-type="string">
            <text:p>Command-C</text:p>
          </table:table-cell>
          <table:table-cell table:number-columns-repeated="1021"/>
        </table:table-row>
        <table:table-row table:style-name="ro1">
          <table:table-cell office:value-type="string">
            <text:p>Paste</text:p>
          </table:table-cell>
          <table:table-cell office:value-type="string">
            <text:p>⌘V</text:p>
          </table:table-cell>
          <table:table-cell office:value-type="string">
            <text:p>Command-V</text:p>
          </table:table-cell>
          <table:table-cell table:number-columns-repeated="1021"/>
        </table:table-row>
        <table:table-row table:style-name="ro1">
          <table:table-cell office:value-type="string">
            <text:p>Paste Special</text:p>
          </table:table-cell>
          <table:table-cell office:value-type="string">
            <text:p>⌥⌘V</text:p>
          </table:table-cell>
          <table:table-cell office:value-type="string">
            <text:p>Option-Command-V</text:p>
          </table:table-cell>
          <table:table-cell table:number-columns-repeated="1021"/>
        </table:table-row>
        <table:table-row table:style-name="ro1">
          <table:table-cell office:value-type="string">
            <text:p>Paste and Match Style</text:p>
          </table:table-cell>
          <table:table-cell office:value-type="string">
            <text:p>⌥⇧⌘V</text:p>
          </table:table-cell>
          <table:table-cell office:value-type="string">
            <text:p>Option-Shift-Command-V</text:p>
          </table:table-cell>
          <table:table-cell table:number-columns-repeated="1021"/>
        </table:table-row>
        <table:table-row table:style-name="ro1">
          <table:table-cell office:value-type="string">
            <text:p>Duplicate</text:p>
          </table:table-cell>
          <table:table-cell office:value-type="string">
            <text:p>⌘D</text:p>
          </table:table-cell>
          <table:table-cell office:value-type="string">
            <text:p>Command-D</text:p>
          </table:table-cell>
          <table:table-cell table:number-columns-repeated="1021"/>
        </table:table-row>
        <table:table-row table:style-name="ro1">
          <table:table-cell office:value-type="string">
            <text:p>Delete</text:p>
          </table:table-cell>
          <table:table-cell table:number-columns-repeated="1023"/>
        </table:table-row>
        <table:table-row table:style-name="ro1">
          <table:table-cell office:value-type="string">
            <text:p>Select All</text:p>
          </table:table-cell>
          <table:table-cell office:value-type="string">
            <text:p>⌘A</text:p>
          </table:table-cell>
          <table:table-cell office:value-type="string">
            <text:p>Command-A</text:p>
          </table:table-cell>
          <table:table-cell table:number-columns-repeated="1021"/>
        </table:table-row>
        <table:table-row table:style-name="ro1">
          <table:table-cell office:value-type="string">
            <text:p>Find in Workspace…</text:p>
          </table:table-cell>
          <table:table-cell office:value-type="string">
            <text:p>⇧⌘F</text:p>
          </table:table-cell>
          <table:table-cell office:value-type="string">
            <text:p>Shift-Command-F</text:p>
          </table:table-cell>
          <table:table-cell table:number-columns-repeated="1021"/>
        </table:table-row>
        <table:table-row table:style-name="ro1">
          <table:table-cell office:value-type="string">
            <text:p>Find and Replace in Workspace…</text:p>
          </table:table-cell>
          <table:table-cell office:value-type="string">
            <text:p>⌥⇧⌘F</text:p>
          </table:table-cell>
          <table:table-cell office:value-type="string">
            <text:p>Option-Shift-Command-F</text:p>
          </table:table-cell>
          <table:table-cell table:number-columns-repeated="1021"/>
        </table:table-row>
        <table:table-row table:style-name="ro1">
          <table:table-cell office:value-type="string">
            <text:p>Find…</text:p>
          </table:table-cell>
          <table:table-cell office:value-type="string">
            <text:p>⌘F</text:p>
          </table:table-cell>
          <table:table-cell office:value-type="string">
            <text:p>Command-F</text:p>
          </table:table-cell>
          <table:table-cell table:number-columns-repeated="1021"/>
        </table:table-row>
        <table:table-row table:style-name="ro1">
          <table:table-cell office:value-type="string">
            <text:p>Find and Replace…</text:p>
          </table:table-cell>
          <table:table-cell office:value-type="string">
            <text:p>⌥⌘F</text:p>
          </table:table-cell>
          <table:table-cell office:value-type="string">
            <text:p>Option-Command-F</text:p>
          </table:table-cell>
          <table:table-cell table:number-columns-repeated="1021"/>
        </table:table-row>
        <table:table-row table:style-name="ro1">
          <table:table-cell office:value-type="string">
            <text:p>Find Next</text:p>
          </table:table-cell>
          <table:table-cell office:value-type="string">
            <text:p>⌘G</text:p>
          </table:table-cell>
          <table:table-cell office:value-type="string">
            <text:p>Command-G</text:p>
          </table:table-cell>
          <table:table-cell table:number-columns-repeated="1021"/>
        </table:table-row>
        <table:table-row table:style-name="ro1">
          <table:table-cell office:value-type="string">
            <text:p>Find Previous</text:p>
          </table:table-cell>
          <table:table-cell office:value-type="string">
            <text:p>⇧⌘G</text:p>
          </table:table-cell>
          <table:table-cell office:value-type="string">
            <text:p>Shift-Command-G</text:p>
          </table:table-cell>
          <table:table-cell table:number-columns-repeated="1021"/>
        </table:table-row>
        <table:table-row table:style-name="ro1">
          <table:table-cell office:value-type="string">
            <text:p>Use Selection for Find</text:p>
          </table:table-cell>
          <table:table-cell office:value-type="string">
            <text:p>⌘E</text:p>
          </table:table-cell>
          <table:table-cell office:value-type="string">
            <text:p>Command-E</text:p>
          </table:table-cell>
          <table:table-cell table:number-columns-repeated="1021"/>
        </table:table-row>
        <table:table-row table:style-name="ro1">
          <table:table-cell office:value-type="string">
            <text:p>Use Selection for Replace</text:p>
          </table:table-cell>
          <table:table-cell office:value-type="string">
            <text:p>⇧⌘E</text:p>
          </table:table-cell>
          <table:table-cell office:value-type="string">
            <text:p>Shift-Command-E</text:p>
          </table:table-cell>
          <table:table-cell table:number-columns-repeated="1021"/>
        </table:table-row>
        <table:table-row table:style-name="ro1">
          <table:table-cell office:value-type="string">
            <text:p>Filter in Navigator</text:p>
          </table:table-cell>
          <table:table-cell office:value-type="string">
            <text:p>⌥⌘J</text:p>
          </table:table-cell>
          <table:table-cell office:value-type="string">
            <text:p>Option-Command-J</text:p>
          </table:table-cell>
          <table:table-cell table:number-columns-repeated="1021"/>
        </table:table-row>
        <table:table-row table:style-name="ro1">
          <table:table-cell office:value-type="string">
            <text:p>Filter in Library</text:p>
          </table:table-cell>
          <table:table-cell office:value-type="string">
            <text:p>⌥⌘L</text:p>
          </table:table-cell>
          <table:table-cell office:value-type="string">
            <text:p>Option-Command-L</text:p>
          </table:table-cell>
          <table:table-cell table:number-columns-repeated="1021"/>
        </table:table-row>
        <table:table-row table:style-name="ro1">
          <table:table-cell office:value-type="string">
            <text:p>Show Fonts</text:p>
          </table:table-cell>
          <table:table-cell office:value-type="string">
            <text:p>⌃⇧⌘T</text:p>
          </table:table-cell>
          <table:table-cell office:value-type="string">
            <text:p>Control-Shift-Command-T</text:p>
          </table:table-cell>
          <table:table-cell table:number-columns-repeated="1021"/>
        </table:table-row>
        <table:table-row table:style-name="ro1">
          <table:table-cell office:value-type="string">
            <text:p>Bold</text:p>
          </table:table-cell>
          <table:table-cell table:number-columns-repeated="1023"/>
        </table:table-row>
        <table:table-row table:style-name="ro1">
          <table:table-cell office:value-type="string">
            <text:p>Italics</text:p>
          </table:table-cell>
          <table:table-cell table:number-columns-repeated="1023"/>
        </table:table-row>
        <table:table-row table:style-name="ro1">
          <table:table-cell office:value-type="string">
            <text:p>Underline</text:p>
          </table:table-cell>
          <table:table-cell table:number-columns-repeated="1023"/>
        </table:table-row>
        <table:table-row table:style-name="ro1">
          <table:table-cell office:value-type="string">
            <text:p>Show Colors</text:p>
          </table:table-cell>
          <table:table-cell table:number-columns-repeated="1023"/>
        </table:table-row>
        <table:table-row table:style-name="ro1">
          <table:table-cell office:value-type="string">
            <text:p>Show Spelling and Grammar</text:p>
          </table:table-cell>
          <table:table-cell office:value-type="string">
            <text:p>⌘:</text:p>
          </table:table-cell>
          <table:table-cell office:value-type="string">
            <text:p>Command-:</text:p>
          </table:table-cell>
          <table:table-cell table:number-columns-repeated="1021"/>
        </table:table-row>
        <table:table-row table:style-name="ro1">
          <table:table-cell office:value-type="string">
            <text:p>Check Document Now</text:p>
          </table:table-cell>
          <table:table-cell table:number-columns-repeated="1023"/>
        </table:table-row>
        <table:table-row table:style-name="ro1">
          <table:table-cell office:value-type="string">
            <text:p>Check Spelling While Typing</text:p>
          </table:table-cell>
          <table:table-cell table:number-columns-repeated="1023"/>
        </table:table-row>
        <table:table-row table:style-name="ro1">
          <table:table-cell office:value-type="string">
            <text:p>Check Grammar With Spelling</text:p>
          </table:table-cell>
          <table:table-cell table:number-columns-repeated="1023"/>
        </table:table-row>
        <table:table-row table:style-name="ro1">
          <table:table-cell office:value-type="string">
            <text:p>Correct Spelling Automatically</text:p>
          </table:table-cell>
          <table:table-cell table:number-columns-repeated="1023"/>
        </table:table-row>
        <table:table-row table:style-name="ro1">
          <table:table-cell office:value-type="string">
            <text:p>Show Substitutions</text:p>
          </table:table-cell>
          <table:table-cell table:number-columns-repeated="1023"/>
        </table:table-row>
        <table:table-row table:style-name="ro1">
          <table:table-cell office:value-type="string">
            <text:p>Smart Copy/Paste</text:p>
          </table:table-cell>
          <table:table-cell table:number-columns-repeated="1023"/>
        </table:table-row>
        <table:table-row table:style-name="ro1">
          <table:table-cell office:value-type="string">
            <text:p>Smart Quotes</text:p>
          </table:table-cell>
          <table:table-cell table:number-columns-repeated="1023"/>
        </table:table-row>
        <table:table-row table:style-name="ro1">
          <table:table-cell office:value-type="string">
            <text:p>Smart Dashes</text:p>
          </table:table-cell>
          <table:table-cell table:number-columns-repeated="1023"/>
        </table:table-row>
        <table:table-row table:style-name="ro1">
          <table:table-cell office:value-type="string">
            <text:p>Smart Links</text:p>
          </table:table-cell>
          <table:table-cell office:value-type="string">
            <text:p>Data Detectors</text:p>
          </table:table-cell>
          <table:table-cell table:number-columns-repeated="1022"/>
        </table:table-row>
        <table:table-row table:style-name="ro1">
          <table:table-cell office:value-type="string">
            <text:p>Text Replacement</text:p>
          </table:table-cell>
          <table:table-cell table:number-columns-repeated="1023"/>
        </table:table-row>
        <table:table-row table:style-name="ro1">
          <table:table-cell office:value-type="string">
            <text:p>Make Upper Case</text:p>
          </table:table-cell>
          <table:table-cell table:number-columns-repeated="1023"/>
        </table:table-row>
        <table:table-row table:style-name="ro1">
          <table:table-cell office:value-type="string">
            <text:p>Make Lower Case</text:p>
          </table:table-cell>
          <table:table-cell table:number-columns-repeated="1023"/>
        </table:table-row>
        <table:table-row table:style-name="ro1">
          <table:table-cell office:value-type="string">
            <text:p>Capitalize</text:p>
          </table:table-cell>
          <table:table-cell table:number-columns-repeated="1023"/>
        </table:table-row>
        <table:table-row table:style-name="ro1">
          <table:table-cell office:value-type="string">
            <text:p>Start Speaking</text:p>
          </table:table-cell>
          <table:table-cell table:number-columns-repeated="1023"/>
        </table:table-row>
        <table:table-row table:style-name="ro1">
          <table:table-cell office:value-type="string">
            <text:p>Stop Speaking</text:p>
          </table:table-cell>
          <table:table-cell table:number-columns-repeated="1023"/>
        </table:table-row>
        <table:table-row table:style-name="ro1">
          <table:table-cell office:value-type="string">
            <text:p>Rename</text:p>
          </table:table-cell>
          <table:table-cell table:number-columns-repeated="1023"/>
        </table:table-row>
        <table:table-row table:style-name="ro1">
          <table:table-cell office:value-type="string">
            <text:p>Extract</text:p>
          </table:table-cell>
          <table:table-cell table:number-columns-repeated="1023"/>
        </table:table-row>
        <table:table-row table:style-name="ro1">
          <table:table-cell office:value-type="string">
            <text:p>Create Superclass</text:p>
          </table:table-cell>
          <table:table-cell table:number-columns-repeated="1023"/>
        </table:table-row>
        <table:table-row table:style-name="ro1">
          <table:table-cell office:value-type="string">
            <text:p>Move Up</text:p>
          </table:table-cell>
          <table:table-cell table:number-columns-repeated="1023"/>
        </table:table-row>
        <table:table-row table:style-name="ro1">
          <table:table-cell office:value-type="string">
            <text:p>Move Down</text:p>
          </table:table-cell>
          <table:table-cell table:number-columns-repeated="1023"/>
        </table:table-row>
        <table:table-row table:style-name="ro1">
          <table:table-cell office:value-type="string">
            <text:p>Encapsulat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View menu]</text:p>
          </table:table-cell>
          <table:table-cell table:number-columns-repeated="1023"/>
        </table:table-row>
        <table:table-row table:style-name="ro1">
          <table:table-cell office:value-type="string">
            <text:p>Project</text:p>
          </table:table-cell>
          <table:table-cell office:value-type="string">
            <text:p>⌘1</text:p>
          </table:table-cell>
          <table:table-cell office:value-type="string">
            <text:p>Command-1</text:p>
          </table:table-cell>
          <table:table-cell table:number-columns-repeated="1021"/>
        </table:table-row>
        <table:table-row table:style-name="ro1">
          <table:table-cell office:value-type="string">
            <text:p>Symbol</text:p>
          </table:table-cell>
          <table:table-cell office:value-type="string">
            <text:p>⌘2</text:p>
          </table:table-cell>
          <table:table-cell office:value-type="string">
            <text:p>Command-2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 office:value-type="string">
            <text:p>⌘3</text:p>
          </table:table-cell>
          <table:table-cell office:value-type="string">
            <text:p>Command-3</text:p>
          </table:table-cell>
          <table:table-cell table:number-columns-repeated="1021"/>
        </table:table-row>
        <table:table-row table:style-name="ro1">
          <table:table-cell office:value-type="string">
            <text:p>Issue</text:p>
          </table:table-cell>
          <table:table-cell office:value-type="string">
            <text:p>⌘4</text:p>
          </table:table-cell>
          <table:table-cell office:value-type="string">
            <text:p>Command-4</text:p>
          </table:table-cell>
          <table:table-cell table:number-columns-repeated="1021"/>
        </table:table-row>
        <table:table-row table:style-name="ro1">
          <table:table-cell office:value-type="string">
            <text:p>Debug</text:p>
          </table:table-cell>
          <table:table-cell office:value-type="string">
            <text:p>⌘5</text:p>
          </table:table-cell>
          <table:table-cell office:value-type="string">
            <text:p>Command-5</text:p>
          </table:table-cell>
          <table:table-cell table:number-columns-repeated="1021"/>
        </table:table-row>
        <table:table-row table:style-name="ro1">
          <table:table-cell office:value-type="string">
            <text:p>Breakpoint</text:p>
          </table:table-cell>
          <table:table-cell office:value-type="string">
            <text:p>⌘6</text:p>
          </table:table-cell>
          <table:table-cell office:value-type="string">
            <text:p>Command-6</text:p>
          </table:table-cell>
          <table:table-cell table:number-columns-repeated="1021"/>
        </table:table-row>
        <table:table-row table:style-name="ro1">
          <table:table-cell office:value-type="string">
            <text:p>Log</text:p>
          </table:table-cell>
          <table:table-cell office:value-type="string">
            <text:p>⌘7</text:p>
          </table:table-cell>
          <table:table-cell office:value-type="string">
            <text:p>Command-7</text:p>
          </table:table-cell>
          <table:table-cell table:number-columns-repeated="1021"/>
        </table:table-row>
        <table:table-row table:style-name="ro1">
          <table:table-cell office:value-type="string">
            <text:p>Show Navigator</text:p>
          </table:table-cell>
          <table:table-cell office:value-type="string">
            <text:p>⌘0</text:p>
          </table:table-cell>
          <table:table-cell office:value-type="string">
            <text:p>Command-0</text:p>
          </table:table-cell>
          <table:table-cell table:number-columns-repeated="1021"/>
        </table:table-row>
        <table:table-row table:style-name="ro1">
          <table:table-cell office:value-type="string">
            <text:p>Standard</text:p>
          </table:table-cell>
          <table:table-cell office:value-type="string">
            <text:p>⌘↩</text:p>
          </table:table-cell>
          <table:table-cell office:value-type="string">
            <text:p>Command-↩</text:p>
          </table:table-cell>
          <table:table-cell table:number-columns-repeated="1021"/>
        </table:table-row>
        <table:table-row table:style-name="ro1">
          <table:table-cell office:value-type="string">
            <text:p>Assistant</text:p>
          </table:table-cell>
          <table:table-cell office:value-type="string">
            <text:p>⌥⌘↩</text:p>
          </table:table-cell>
          <table:table-cell office:value-type="string">
            <text:p>Option-Command-↩</text:p>
          </table:table-cell>
          <table:table-cell table:number-columns-repeated="1021"/>
        </table:table-row>
        <table:table-row table:style-name="ro1">
          <table:table-cell office:value-type="string">
            <text:p>Version</text:p>
          </table:table-cell>
          <table:table-cell office:value-type="string">
            <text:p>⌥⇧⌘↩</text:p>
          </table:table-cell>
          <table:table-cell office:value-type="string">
            <text:p>Option-Shift-Command-↩</text:p>
          </table:table-cell>
          <table:table-cell table:number-columns-repeated="1021"/>
        </table:table-row>
        <table:table-row table:style-name="ro1">
          <table:table-cell office:value-type="string">
            <text:p>Show Related Items</text:p>
          </table:table-cell>
          <table:table-cell office:value-type="string">
            <text:p>⌃1</text:p>
          </table:table-cell>
          <table:table-cell office:value-type="string">
            <text:p>Control-1</text:p>
          </table:table-cell>
          <table:table-cell table:number-columns-repeated="1021"/>
        </table:table-row>
        <table:table-row table:style-name="ro1">
          <table:table-cell office:value-type="string">
            <text:p>Show Previous History</text:p>
          </table:table-cell>
          <table:table-cell office:value-type="string">
            <text:p>⌃2</text:p>
          </table:table-cell>
          <table:table-cell office:value-type="string">
            <text:p>Control-2</text:p>
          </table:table-cell>
          <table:table-cell table:number-columns-repeated="1021"/>
        </table:table-row>
        <table:table-row table:style-name="ro1">
          <table:table-cell office:value-type="string">
            <text:p>Show Previous Files History</text:p>
          </table:table-cell>
          <table:table-cell office:value-type="string">
            <text:p>⌃⌘2</text:p>
          </table:table-cell>
          <table:table-cell office:value-type="string">
            <text:p>Control-Command-2</text:p>
          </table:table-cell>
          <table:table-cell table:number-columns-repeated="1021"/>
        </table:table-row>
        <table:table-row table:style-name="ro1">
          <table:table-cell office:value-type="string">
            <text:p>Show Next History</text:p>
          </table:table-cell>
          <table:table-cell office:value-type="string">
            <text:p>⌃3</text:p>
          </table:table-cell>
          <table:table-cell office:value-type="string">
            <text:p>Control-3</text:p>
          </table:table-cell>
          <table:table-cell table:number-columns-repeated="1021"/>
        </table:table-row>
        <table:table-row table:style-name="ro1">
          <table:table-cell office:value-type="string">
            <text:p>Show Next Files History</text:p>
          </table:table-cell>
          <table:table-cell office:value-type="string">
            <text:p>⌃⌘3</text:p>
          </table:table-cell>
          <table:table-cell office:value-type="string">
            <text:p>Control-Command-3</text:p>
          </table:table-cell>
          <table:table-cell table:number-columns-repeated="1021"/>
        </table:table-row>
        <table:table-row table:style-name="ro1">
          <table:table-cell office:value-type="string">
            <text:p>Show Top Level Items</text:p>
          </table:table-cell>
          <table:table-cell office:value-type="string">
            <text:p>⌃4</text:p>
          </table:table-cell>
          <table:table-cell office:value-type="string">
            <text:p>Control-4</text:p>
          </table:table-cell>
          <table:table-cell table:number-columns-repeated="1021"/>
        </table:table-row>
        <table:table-row table:style-name="ro1">
          <table:table-cell office:value-type="string">
            <text:p>Show Group Files</text:p>
          </table:table-cell>
          <table:table-cell office:value-type="string">
            <text:p>⌃5</text:p>
          </table:table-cell>
          <table:table-cell office:value-type="string">
            <text:p>Control-5</text:p>
          </table:table-cell>
          <table:table-cell table:number-columns-repeated="1021"/>
        </table:table-row>
        <table:table-row table:style-name="ro1">
          <table:table-cell office:value-type="string">
            <text:p>Show Document Items</text:p>
          </table:table-cell>
          <table:table-cell office:value-type="string">
            <text:p>⌃6</text:p>
          </table:table-cell>
          <table:table-cell office:value-type="string">
            <text:p>Control-6</text:p>
          </table:table-cell>
          <table:table-cell table:number-columns-repeated="1021"/>
        </table:table-row>
        <table:table-row table:style-name="ro1">
          <table:table-cell office:value-type="string">
            <text:p>Show Issues</text:p>
          </table:table-cell>
          <table:table-cell office:value-type="string">
            <text:p>⌃7</text:p>
          </table:table-cell>
          <table:table-cell office:value-type="string">
            <text:p>Control-7</text:p>
          </table:table-cell>
          <table:table-cell table:number-columns-repeated="1021"/>
        </table:table-row>
        <table:table-row table:style-name="ro1">
          <table:table-cell office:value-type="string">
            <text:p>Add Assistant Editor</text:p>
          </table:table-cell>
          <table:table-cell table:number-columns-repeated="1023"/>
        </table:table-row>
        <table:table-row table:style-name="ro1">
          <table:table-cell office:value-type="string">
            <text:p>Remove Assistant Editor</text:p>
          </table:table-cell>
          <table:table-cell office:value-type="string">
            <text:p>⌃⇧⌘W</text:p>
          </table:table-cell>
          <table:table-cell office:value-type="string">
            <text:p>Control-Shift-Command-W</text:p>
          </table:table-cell>
          <table:table-cell table:number-columns-repeated="1021"/>
        </table:table-row>
        <table:table-row table:style-name="ro1">
          <table:table-cell office:value-type="string">
            <text:p>Reset Editor</text:p>
          </table:table-cell>
          <table:table-cell office:value-type="string">
            <text:p>⌥⇧⌘Z</text:p>
          </table:table-cell>
          <table:table-cell office:value-type="string">
            <text:p>Option-Shift-Command-Z</text:p>
          </table:table-cell>
          <table:table-cell table:number-columns-repeated="1021"/>
        </table:table-row>
        <table:table-row table:style-name="ro1">
          <table:table-cell office:value-type="string">
            <text:p>Assistant Editors on Right</text:p>
          </table:table-cell>
          <table:table-cell table:number-columns-repeated="1023"/>
        </table:table-row>
        <table:table-row table:style-name="ro1">
          <table:table-cell office:value-type="string">
            <text:p>Assistant Editors on Bottom</text:p>
          </table:table-cell>
          <table:table-cell table:number-columns-repeated="1023"/>
        </table:table-row>
        <table:table-row table:style-name="ro1">
          <table:table-cell office:value-type="string">
            <text:p>Assistant Editors on Left</text:p>
          </table:table-cell>
          <table:table-cell table:number-columns-repeated="1023"/>
        </table:table-row>
        <table:table-row table:style-name="ro1">
          <table:table-cell office:value-type="string">
            <text:p>Assistant Editors on Top</text:p>
          </table:table-cell>
          <table:table-cell table:number-columns-repeated="1023"/>
        </table:table-row>
        <table:table-row table:style-name="ro1">
          <table:table-cell office:value-type="string">
            <text:p>Assistant Editors Stacked Horizontally</text:p>
          </table:table-cell>
          <table:table-cell table:number-columns-repeated="1023"/>
        </table:table-row>
        <table:table-row table:style-name="ro1">
          <table:table-cell office:value-type="string">
            <text:p>Assistant Editors Stacked Vertically</text:p>
          </table:table-cell>
          <table:table-cell table:number-columns-repeated="1023"/>
        </table:table-row>
        <table:table-row table:style-name="ro1">
          <table:table-cell office:value-type="string">
            <text:p>Assistant Editors Stacked Horizontally Right to Left</text:p>
          </table:table-cell>
          <table:table-cell table:number-columns-repeated="1023"/>
        </table:table-row>
        <table:table-row table:style-name="ro1">
          <table:table-cell office:value-type="string">
            <text:p>Assistant Editors Stacked Vertically Bottom to Top</text:p>
          </table:table-cell>
          <table:table-cell table:number-columns-repeated="1023"/>
        </table:table-row>
        <table:table-row table:style-name="ro1">
          <table:table-cell office:value-type="string">
            <text:p>Show Toolbar Bar</text:p>
          </table:table-cell>
          <table:table-cell table:number-columns-repeated="1023"/>
        </table:table-row>
        <table:table-row table:style-name="ro1">
          <table:table-cell office:value-type="string">
            <text:p>Show Tab Bar</text:p>
          </table:table-cell>
          <table:table-cell table:number-columns-repeated="1023"/>
        </table:table-row>
        <table:table-row table:style-name="ro1">
          <table:table-cell office:value-type="string">
            <text:p>Show Debug area</text:p>
          </table:table-cell>
          <table:table-cell office:value-type="string">
            <text:p>⇧⌘Y</text:p>
          </table:table-cell>
          <table:table-cell office:value-type="string">
            <text:p>Shift-Command-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Navigate Menu] - [ -- ]</text:p>
          </table:table-cell>
          <table:table-cell table:number-columns-repeated="1023"/>
        </table:table-row>
        <table:table-row table:style-name="ro1">
          <table:table-cell office:value-type="string">
            <text:p>Reveal in Project Navigator</text:p>
          </table:table-cell>
          <table:table-cell office:value-type="string">
            <text:p>⌘L</text:p>
          </table:table-cell>
          <table:table-cell office:value-type="string">
            <text:p>Command-L</text:p>
          </table:table-cell>
          <table:table-cell table:number-columns-repeated="1021"/>
        </table:table-row>
        <table:table-row table:style-name="ro1">
          <table:table-cell office:value-type="string">
            <text:p>Open in Adjacent Editor</text:p>
          </table:table-cell>
          <table:table-cell office:value-type="string">
            <text:p>⌘&lt;</text:p>
          </table:table-cell>
          <table:table-cell office:value-type="string">
            <text:p>Command-&lt;</text:p>
          </table:table-cell>
          <table:table-cell table:number-columns-repeated="1021"/>
        </table:table-row>
        <table:table-row table:style-name="ro1">
          <table:table-cell office:value-type="string">
            <text:p>Go Forward</text:p>
          </table:table-cell>
          <table:table-cell office:value-type="string">
            <text:p>⌃⌘⇢</text:p>
          </table:table-cell>
          <table:table-cell office:value-type="string">
            <text:p>Control-Command-Right Arrow</text:p>
          </table:table-cell>
          <table:table-cell table:number-columns-repeated="1021"/>
        </table:table-row>
        <table:table-row table:style-name="ro1">
          <table:table-cell office:value-type="string">
            <text:p>Go Forward in Alternate Editor</text:p>
          </table:table-cell>
          <table:table-cell office:value-type="string">
            <text:p>⌃⌥⌘⇢</text:p>
          </table:table-cell>
          <table:table-cell office:value-type="string">
            <text:p>Control-Option-Command-Right Arrow</text:p>
          </table:table-cell>
          <table:table-cell table:number-columns-repeated="1021"/>
        </table:table-row>
        <table:table-row table:style-name="ro1">
          <table:table-cell office:value-type="string">
            <text:p>Go Back</text:p>
          </table:table-cell>
          <table:table-cell office:value-type="string">
            <text:p>⌃⌘⇠</text:p>
          </table:table-cell>
          <table:table-cell office:value-type="string">
            <text:p>Control-Command-Left Arrow</text:p>
          </table:table-cell>
          <table:table-cell table:number-columns-repeated="1021"/>
        </table:table-row>
        <table:table-row table:style-name="ro1">
          <table:table-cell office:value-type="string">
            <text:p>Go Back in Alternate Editor</text:p>
          </table:table-cell>
          <table:table-cell office:value-type="string">
            <text:p>⌃⌥⌘⇠</text:p>
          </table:table-cell>
          <table:table-cell office:value-type="string">
            <text:p>Control-Option-Command-Left Arrow</text:p>
          </table:table-cell>
          <table:table-cell table:number-columns-repeated="1021"/>
        </table:table-row>
        <table:table-row table:style-name="ro1">
          <table:table-cell office:value-type="string">
            <text:p>Jump to Selection</text:p>
          </table:table-cell>
          <table:table-cell office:value-type="string">
            <text:p>⌘J</text:p>
          </table:table-cell>
          <table:table-cell office:value-type="string">
            <text:p>Command-J</text:p>
          </table:table-cell>
          <table:table-cell table:number-columns-repeated="1021"/>
        </table:table-row>
        <table:table-row table:style-name="ro1">
          <table:table-cell office:value-type="string">
            <text:p>Jump to Definition</text:p>
          </table:table-cell>
          <table:table-cell office:value-type="string">
            <text:p>⇧⌘D</text:p>
          </table:table-cell>
          <table:table-cell office:value-type="string">
            <text:p>Shift-Command-D</text:p>
          </table:table-cell>
          <table:table-cell table:number-columns-repeated="1021"/>
        </table:table-row>
        <table:table-row table:style-name="ro1">
          <table:table-cell office:value-type="string">
            <text:p>Move Focus To Next Area</text:p>
          </table:table-cell>
          <table:table-cell office:value-type="string">
            <text:p>⌥⌘K</text:p>
          </table:table-cell>
          <table:table-cell office:value-type="string">
            <text:p>Option-Command-K</text:p>
          </table:table-cell>
          <table:table-cell table:number-columns-repeated="1021"/>
        </table:table-row>
        <table:table-row table:style-name="ro1">
          <table:table-cell office:value-type="string">
            <text:p>Move Focus To Previous Area</text:p>
          </table:table-cell>
          <table:table-cell office:value-type="string">
            <text:p>⌥⇧⌘K</text:p>
          </table:table-cell>
          <table:table-cell office:value-type="string">
            <text:p>Option-Shift-Command-K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Navigate menu] - [Source editor]</text:p>
          </table:table-cell>
          <table:table-cell table:number-columns-repeated="1023"/>
        </table:table-row>
        <table:table-row table:style-name="ro1">
          <table:table-cell office:value-type="string">
            <text:p>Jump to Counterpart</text:p>
          </table:table-cell>
          <table:table-cell office:value-type="string">
            <text:p>⌃⌘⇡</text:p>
          </table:table-cell>
          <table:table-cell office:value-type="string">
            <text:p>Control-Command-Up Arrow</text:p>
          </table:table-cell>
          <table:table-cell table:number-columns-repeated="1021"/>
        </table:table-row>
        <table:table-row table:style-name="ro1">
          <table:table-cell office:value-type="string">
            <text:p>Jump To…</text:p>
          </table:table-cell>
          <table:table-cell office:value-type="string">
            <text:p>⇧⌘J</text:p>
          </table:table-cell>
          <table:table-cell office:value-type="string">
            <text:p>Shift-Command-J</text:p>
          </table:table-cell>
          <table:table-cell table:number-columns-repeated="1021"/>
        </table:table-row>
        <table:table-row table:style-name="ro1">
          <table:table-cell office:value-type="string">
            <text:p>Jump to Next Placeholder</text:p>
          </table:table-cell>
          <table:table-cell office:value-type="string">
            <text:p>⌃/</text:p>
          </table:table-cell>
          <table:table-cell office:value-type="string">
            <text:p>Control-/</text:p>
          </table:table-cell>
          <table:table-cell table:number-columns-repeated="1021"/>
        </table:table-row>
        <table:table-row table:style-name="ro1">
          <table:table-cell office:value-type="string">
            <text:p>Jump to Previous Placeholder</text:p>
          </table:table-cell>
          <table:table-cell office:value-type="string">
            <text:p>⌃?</text:p>
          </table:table-cell>
          <table:table-cell office:value-type="string">
            <text:p>Control-?</text:p>
          </table:table-cell>
          <table:table-cell table:number-columns-repeated="1021"/>
        </table:table-row>
        <table:table-row table:style-name="ro1">
          <table:table-cell office:value-type="string">
            <text:p>Jump to Next Issue</text:p>
          </table:table-cell>
          <table:table-cell office:value-type="string">
            <text:p>⌘'</text:p>
          </table:table-cell>
          <table:table-cell office:value-type="string">
            <text:p>Command-'</text:p>
          </table:table-cell>
          <table:table-cell table:number-columns-repeated="1021"/>
        </table:table-row>
        <table:table-row table:style-name="ro1">
          <table:table-cell office:value-type="string">
            <text:p>Jump and Fix Next Issue</text:p>
          </table:table-cell>
          <table:table-cell office:value-type="string">
            <text:p>⌃⌘'</text:p>
          </table:table-cell>
          <table:table-cell office:value-type="string">
            <text:p>Control-Command-'</text:p>
          </table:table-cell>
          <table:table-cell table:number-columns-repeated="1021"/>
        </table:table-row>
        <table:table-row table:style-name="ro1">
          <table:table-cell office:value-type="string">
            <text:p>Jump to Previous Issue</text:p>
          </table:table-cell>
          <table:table-cell office:value-type="string">
            <text:p>⌘"</text:p>
          </table:table-cell>
          <table:table-cell office:value-type="string">
            <text:p>Command-"</text:p>
          </table:table-cell>
          <table:table-cell table:number-columns-repeated="1021"/>
        </table:table-row>
        <table:table-row table:style-name="ro1">
          <table:table-cell office:value-type="string">
            <text:p>Jump and Fix Previous Issue</text:p>
          </table:table-cell>
          <table:table-cell office:value-type="string">
            <text:p>⌃⌘"</text:p>
          </table:table-cell>
          <table:table-cell office:value-type="string">
            <text:p>Control-Command-"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Editor menu] - [Source code]</text:p>
          </table:table-cell>
          <table:table-cell table:number-columns-repeated="1023"/>
        </table:table-row>
        <table:table-row table:style-name="ro1">
          <table:table-cell office:value-type="string">
            <text:p>Show Completions</text:p>
          </table:table-cell>
          <table:table-cell office:value-type="string">
            <text:p>⌃\</text:p>
          </table:table-cell>
          <table:table-cell office:value-type="string">
            <text:p>Control-\</text:p>
          </table:table-cell>
          <table:table-cell table:number-columns-repeated="1021"/>
        </table:table-row>
        <table:table-row table:style-name="ro1">
          <table:table-cell office:value-type="string">
            <text:p>Edit All in Scope</text:p>
          </table:table-cell>
          <table:table-cell office:value-type="string">
            <text:p>⌃⌘E</text:p>
          </table:table-cell>
          <table:table-cell office:value-type="string">
            <text:p>Control-Command-E</text:p>
          </table:table-cell>
          <table:table-cell table:number-columns-repeated="1021"/>
        </table:table-row>
        <table:table-row table:style-name="ro1">
          <table:table-cell office:value-type="string">
            <text:p>Fix All in Scope</text:p>
          </table:table-cell>
          <table:table-cell office:value-type="string">
            <text:p>⌃⌘F</text:p>
          </table:table-cell>
          <table:table-cell office:value-type="string">
            <text:p>Control-Command-F</text:p>
          </table:table-cell>
          <table:table-cell table:number-columns-repeated="1021"/>
        </table:table-row>
        <table:table-row table:style-name="ro1">
          <table:table-cell office:value-type="string">
            <text:p>Show Issue</text:p>
          </table:table-cell>
          <table:table-cell table:number-columns-repeated="1023"/>
        </table:table-row>
        <table:table-row table:style-name="ro1">
          <table:table-cell office:value-type="string">
            <text:p>Show All Issues</text:p>
          </table:table-cell>
          <table:table-cell office:value-type="string">
            <text:p>⌃⌘M</text:p>
          </table:table-cell>
          <table:table-cell office:value-type="string">
            <text:p>Control-Command-M</text:p>
          </table:table-cell>
          <table:table-cell table:number-columns-repeated="1021"/>
        </table:table-row>
        <table:table-row table:style-name="ro1">
          <table:table-cell office:value-type="string">
            <text:p>All Issues</text:p>
          </table:table-cell>
          <table:table-cell table:number-columns-repeated="1023"/>
        </table:table-row>
        <table:table-row table:style-name="ro1">
          <table:table-cell office:value-type="string">
            <text:p>Errors Only</text:p>
          </table:table-cell>
          <table:table-cell office:value-type="string">
            <text:p>Balance Delimiter</text:p>
          </table:table-cell>
          <table:table-cell table:number-columns-repeated="1022"/>
        </table:table-row>
        <table:table-row table:style-name="ro1">
          <table:table-cell office:value-type="string">
            <text:p>Re-Indent</text:p>
          </table:table-cell>
          <table:table-cell table:number-columns-repeated="1023"/>
        </table:table-row>
        <table:table-row table:style-name="ro1">
          <table:table-cell office:value-type="string">
            <text:p>Shift Right</text:p>
          </table:table-cell>
          <table:table-cell office:value-type="string">
            <text:p>⌘]</text:p>
          </table:table-cell>
          <table:table-cell office:value-type="string">
            <text:p>Command-]</text:p>
          </table:table-cell>
          <table:table-cell table:number-columns-repeated="1021"/>
        </table:table-row>
        <table:table-row table:style-name="ro1">
          <table:table-cell office:value-type="string">
            <text:p>Shift Left</text:p>
          </table:table-cell>
          <table:table-cell office:value-type="string">
            <text:p>⌘[</text:p>
          </table:table-cell>
          <table:table-cell office:value-type="string">
            <text:p>Command-[</text:p>
          </table:table-cell>
          <table:table-cell table:number-columns-repeated="1021"/>
        </table:table-row>
        <table:table-row table:style-name="ro1">
          <table:table-cell office:value-type="string">
            <text:p>Move Line Up</text:p>
          </table:table-cell>
          <table:table-cell office:value-type="string">
            <text:p>⌥⌘[</text:p>
          </table:table-cell>
          <table:table-cell office:value-type="string">
            <text:p>Option-Command-[</text:p>
          </table:table-cell>
          <table:table-cell table:number-columns-repeated="1021"/>
        </table:table-row>
        <table:table-row table:style-name="ro1">
          <table:table-cell office:value-type="string">
            <text:p>Move Line Down</text:p>
          </table:table-cell>
          <table:table-cell office:value-type="string">
            <text:p>⌥⌘]</text:p>
          </table:table-cell>
          <table:table-cell office:value-type="string">
            <text:p>Option-Command-]</text:p>
          </table:table-cell>
          <table:table-cell table:number-columns-repeated="1021"/>
        </table:table-row>
        <table:table-row table:style-name="ro1">
          <table:table-cell office:value-type="string">
            <text:p>Comment Selection</text:p>
          </table:table-cell>
          <table:table-cell office:value-type="string">
            <text:p>⌘/</text:p>
          </table:table-cell>
          <table:table-cell office:value-type="string">
            <text:p>Command-/</text:p>
          </table:table-cell>
          <table:table-cell table:number-columns-repeated="1021"/>
        </table:table-row>
        <table:table-row table:style-name="ro1">
          <table:table-cell office:value-type="string">
            <text:p>Fold</text:p>
          </table:table-cell>
          <table:table-cell office:value-type="string">
            <text:p>⌥⌘⇠</text:p>
          </table:table-cell>
          <table:table-cell office:value-type="string">
            <text:p>Option-Command-Left Arrow</text:p>
          </table:table-cell>
          <table:table-cell table:number-columns-repeated="1021"/>
        </table:table-row>
        <table:table-row table:style-name="ro1">
          <table:table-cell office:value-type="string">
            <text:p>Unfold</text:p>
          </table:table-cell>
          <table:table-cell office:value-type="string">
            <text:p>⌥⌘⇢</text:p>
          </table:table-cell>
          <table:table-cell office:value-type="string">
            <text:p>Option-Command-Right Arrow</text:p>
          </table:table-cell>
          <table:table-cell table:number-columns-repeated="1021"/>
        </table:table-row>
        <table:table-row table:style-name="ro1">
          <table:table-cell office:value-type="string">
            <text:p>Unfold All</text:p>
          </table:table-cell>
          <table:table-cell table:number-columns-repeated="1023"/>
        </table:table-row>
        <table:table-row table:style-name="ro1">
          <table:table-cell office:value-type="string">
            <text:p>Fold Methods &amp; Functions</text:p>
          </table:table-cell>
          <table:table-cell office:value-type="string">
            <text:p>⌥⇧⌘⇠</text:p>
          </table:table-cell>
          <table:table-cell office:value-type="string">
            <text:p>Option-Shift-Command-Left Arrow</text:p>
          </table:table-cell>
          <table:table-cell table:number-columns-repeated="1021"/>
        </table:table-row>
        <table:table-row table:style-name="ro1">
          <table:table-cell office:value-type="string">
            <text:p>Unfold Methods &amp; Functions</text:p>
          </table:table-cell>
          <table:table-cell office:value-type="string">
            <text:p>⌥⇧⌘⇢</text:p>
          </table:table-cell>
          <table:table-cell office:value-type="string">
            <text:p>Option-Shift-Command-Right Arrow</text:p>
          </table:table-cell>
          <table:table-cell table:number-columns-repeated="1021"/>
        </table:table-row>
        <table:table-row table:style-name="ro1">
          <table:table-cell office:value-type="string">
            <text:p>Fold Comment Blocks</text:p>
          </table:table-cell>
          <table:table-cell office:value-type="string">
            <text:p>⌃⇧⌘⇠</text:p>
          </table:table-cell>
          <table:table-cell office:value-type="string">
            <text:p>Control-Shift-Command-Left Arrow</text:p>
          </table:table-cell>
          <table:table-cell table:number-columns-repeated="1021"/>
        </table:table-row>
        <table:table-row table:style-name="ro1">
          <table:table-cell office:value-type="string">
            <text:p>Unfold Comment Blocks</text:p>
          </table:table-cell>
          <table:table-cell office:value-type="string">
            <text:p>⌃⇧⌘⇢</text:p>
          </table:table-cell>
          <table:table-cell office:value-type="string">
            <text:p>Control-Shift-Command-Right Arrow</text:p>
          </table:table-cell>
          <table:table-cell table:number-columns-repeated="1021"/>
        </table:table-row>
        <table:table-row table:style-name="ro1">
          <table:table-cell office:value-type="string">
            <text:p>Focus Follows Selection</text:p>
          </table:table-cell>
          <table:table-cell office:value-type="string">
            <text:p>Show Invisib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Window menu]</text:p>
          </table:table-cell>
          <table:table-cell table:number-columns-repeated="1023"/>
        </table:table-row>
        <table:table-row table:style-name="ro1">
          <table:table-cell office:value-type="string">
            <text:p>Minimize</text:p>
          </table:table-cell>
          <table:table-cell office:value-type="string">
            <text:p>⌘M</text:p>
          </table:table-cell>
          <table:table-cell office:value-type="string">
            <text:p>Command-M</text:p>
          </table:table-cell>
          <table:table-cell table:number-columns-repeated="1021"/>
        </table:table-row>
        <table:table-row table:style-name="ro1">
          <table:table-cell office:value-type="string">
            <text:p>Zoom</text:p>
          </table:table-cell>
          <table:table-cell table:number-columns-repeated="1023"/>
        </table:table-row>
        <table:table-row table:style-name="ro1">
          <table:table-cell office:value-type="string">
            <text:p>Select Next Tab</text:p>
          </table:table-cell>
          <table:table-cell office:value-type="string">
            <text:p>⌘}</text:p>
          </table:table-cell>
          <table:table-cell office:value-type="string">
            <text:p>Command-}</text:p>
          </table:table-cell>
          <table:table-cell table:number-columns-repeated="1021"/>
        </table:table-row>
        <table:table-row table:style-name="ro1">
          <table:table-cell office:value-type="string">
            <text:p>Select Previous Tab</text:p>
          </table:table-cell>
          <table:table-cell office:value-type="string">
            <text:p>⌘{</text:p>
          </table:table-cell>
          <table:table-cell office:value-type="string">
            <text:p>Command-{</text:p>
          </table:table-cell>
          <table:table-cell table:number-columns-repeated="1021"/>
        </table:table-row>
        <table:table-row table:style-name="ro1">
          <table:table-cell office:value-type="string">
            <text:p>Welcome to Xcode</text:p>
          </table:table-cell>
          <table:table-cell office:value-type="string">
            <text:p>⇧⌘1</text:p>
          </table:table-cell>
          <table:table-cell office:value-type="string">
            <text:p>Shift-Command-1</text:p>
          </table:table-cell>
          <table:table-cell table:number-columns-repeated="1021"/>
        </table:table-row>
        <table:table-row table:style-name="ro1">
          <table:table-cell office:value-type="string">
            <text:p>Organizer</text:p>
          </table:table-cell>
          <table:table-cell office:value-type="string">
            <text:p>⇧⌘2</text:p>
          </table:table-cell>
          <table:table-cell office:value-type="string">
            <text:p>Shift-Command-2</text:p>
          </table:table-cell>
          <table:table-cell table:number-columns-repeated="1021"/>
        </table:table-row>
        <table:table-row table:style-name="ro1">
          <table:table-cell office:value-type="string">
            <text:p>Bring All to Front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2013/06/20</text:date>, <text:time>17:44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17:02:10</meta:creation-date>
    <dc:date>2013-06-20T17:44:40</dc:date>
    <meta:editing-duration>PT42M31S</meta:editing-duration>
    <meta:editing-cycles>2</meta:editing-cycles>
    <meta:generator>OpenOffice.org/3.4.1$Unix OpenOffice.org_project/341m1$Build-9593</meta:generator>
    <meta:document-statistic meta:table-count="3" meta:cell-count="403" meta:object-count="0"/>
  </office:meta>
</office:document-meta>
</file>